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hatch" draw:fill-gradient-name="Gradient_20_1" draw:fill-hatch-name="Black_20_45_20_Degrees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 style:list-style-name="L2">
      <style:graphic-properties draw:fill-color="#ffffff" fo:min-height="13.609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outline1" style:list-style-name="L4">
      <style:graphic-properties draw:fill-color="#ffffff" draw:auto-grow-height="true" fo:min-height="7.086cm"/>
    </style:style>
    <style:style style:name="pr7" style:family="presentation" style:parent-style-name="Predeterminado-outline1" style:list-style-name="L5">
      <style:graphic-properties draw:fill-color="#ffffff" draw:auto-grow-height="true" fo:min-height="13.86cm"/>
    </style:style>
    <style:style style:name="pr8" style:family="presentation" style:parent-style-name="Predeterminado-subtitle">
      <style:graphic-properties draw:fill-color="#ffffff" draw:auto-grow-height="true" fo:min-height="8.086cm"/>
    </style:style>
    <style:style style:name="pr9" style:family="presentation" style:parent-style-name="Predeterminado-subtitle">
      <style:graphic-properties draw:fill-color="#ffffff" draw:auto-grow-height="true" fo:min-height="5.586cm"/>
    </style:style>
    <style:style style:name="pr10" style:family="presentation" style:parent-style-name="Predeterminado-subtitle">
      <style:graphic-properties draw:fill-color="#ffffff" draw:auto-grow-height="true" fo:min-height="6.586cm"/>
    </style:style>
    <style:style style:name="pr11" style:family="presentation" style:parent-style-name="Predeterminado-subtitle">
      <style:graphic-properties draw:fill-color="#ffffff" draw:auto-grow-height="true" fo:min-height="4.086cm"/>
    </style:style>
    <style:style style:name="pr12" style:family="presentation" style:parent-style-name="Predeterminado-subtitle">
      <style:graphic-properties draw:fill-color="#ffffff" draw:auto-grow-height="true" fo:min-height="7.586cm"/>
    </style:style>
    <style:style style:name="pr13" style:family="presentation" style:parent-style-name="Predeterminado-subtitle">
      <style:graphic-properties draw:fill-color="#ffffff" draw:auto-grow-height="true" fo:min-height="2.36cm"/>
    </style:style>
    <style:style style:name="pr14" style:family="presentation" style:parent-style-name="Predeterminado-subtitle">
      <style:graphic-properties draw:fill-color="#ffffff" draw:auto-grow-height="true" fo:min-height="2.586cm"/>
    </style:style>
    <style:style style:name="pr15" style:family="presentation" style:parent-style-name="Predeterminado-subtitle">
      <style:graphic-properties draw:fill-color="#ffffff" draw:auto-grow-height="true" fo:min-height="3.086cm"/>
    </style:style>
    <style:style style:name="pr16" style:family="presentation" style:parent-style-name="Predeterminado-subtitle">
      <style:graphic-properties draw:fill-color="#ffffff" draw:auto-grow-height="true" fo:min-height="2.086cm"/>
    </style:style>
    <style:style style:name="pr17" style:family="presentation" style:parent-style-name="Predeterminado-subtitle">
      <style:graphic-properties draw:fill-color="#ffffff" draw:auto-grow-height="true" fo:min-height="2.5cm"/>
    </style:style>
    <style:style style:name="pr18" style:family="presentation" style:parent-style-name="Predeterminado-subtitle">
      <style:graphic-properties draw:fill-color="#ffffff" draw:auto-grow-height="true" fo:min-height="10.774cm"/>
    </style:style>
    <style:style style:name="pr19" style:family="presentation" style:parent-style-name="Predeterminado-subtitle">
      <style:graphic-properties draw:fill-color="#ffffff" draw:auto-grow-height="true" fo:min-height="2.786cm"/>
    </style:style>
    <style:style style:name="pr20" style:family="presentation" style:parent-style-name="Predeterminado-subtitle">
      <style:graphic-properties draw:fill-color="#ffffff" draw:auto-grow-height="true" fo:min-height="4.2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text:enable-numbering="true"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font-family="Arial" style:font-family-generic="swiss" style:font-pitch="variable" fo:font-size="28pt" style:font-size-asian="28pt" style:font-size-complex="28pt"/>
    </style:style>
    <style:style style:name="P8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8pt" style:font-size-asian="28pt" style:font-size-complex="28pt"/>
    </style:style>
    <style:style style:name="P9" style:family="paragraph">
      <style:paragraph-properties fo:margin-left="0cm" fo:margin-right="0cm" fo:text-align="justify" fo:text-indent="0cm"/>
      <style:text-properties fo:font-family="Arial" style:font-family-generic="swiss" style:font-pitch="variabl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1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style:font-size-asian="28pt" style:font-size-complex="28pt"/>
    </style:style>
    <style:style style:name="P13" style:family="paragraph">
      <style:paragraph-properties fo:margin-left="0cm" fo:margin-right="0cm" fo:text-indent="0cm"/>
      <style:text-properties fo:font-size="22pt"/>
    </style:style>
    <style:style style:name="P14" style:family="paragraph">
      <style:paragraph-properties fo:margin-left="0cm" fo:margin-right="0cm" fo:text-indent="0cm"/>
      <style:text-properties fo:font-family="Arial" style:font-family-generic="swiss" style:font-pitch="variable" fo:font-size="32pt" style:font-size-asian="32pt" style:font-size-complex="32pt"/>
    </style:style>
    <style:style style:name="P15" style:family="paragraph">
      <style:paragraph-properties fo:margin-left="0cm" fo:margin-right="0cm" fo:text-indent="0cm"/>
      <style:text-properties fo:font-family="Arial" style:font-family-generic="swiss" style:font-pitch="variable" fo:font-size="28pt" style:font-size-asian="28pt" style:font-size-complex="28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tyle="italic"/>
    </style:style>
    <style:style style:name="T4" style:family="text">
      <style:text-properties fo:font-family="Arial" style:font-family-generic="swiss" style:font-pitch="variable" fo:font-style="normal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style:font-family-asian="'Luxi Sans'" style:font-pitch-asian="variable" style:font-family-complex="'Luxi Sans'" style:font-pitch-complex="variable"/>
    </style:style>
    <style:style style:name="T8" style:family="text">
      <style:text-properties style:text-position="0% 100%" fo:font-size="22pt"/>
    </style:style>
    <style:style style:name="T9" style:family="text">
      <style:text-properties fo:font-size="22pt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tyle="italic"/>
    </style:style>
    <style:style style:name="T13" style:family="text">
      <style:text-properties style:text-position="0% 100%" fo:font-style="normal"/>
    </style:style>
    <style:style style:name="T14" style:family="text">
      <style:text-properties fo:font-style="italic" fo:font-weight="normal"/>
    </style:style>
    <style:style style:name="T15" style:family="text">
      <style:text-properties fo:font-style="normal" fo:font-weight="normal"/>
    </style:style>
    <style:style style:name="T16" style:family="text">
      <style:text-properties style:text-position="-33% 58%" fo:font-style="normal"/>
    </style:style>
    <style:style style:name="T17" style:family="text">
      <style:text-properties style:text-position="0% 100%" fo:font-style="normal" style:font-family-asian="'Luxi Sans'" style:font-pitch-asian="variable" style:font-family-complex="'Luxi Sans'" style:font-pitch-complex="variable"/>
    </style:style>
    <style:style style:name="T18" style:family="text">
      <style:text-properties style:text-position="-33% 58%" fo:font-style="normal" style:font-family-asian="'Luxi Sans'" style:font-pitch-asian="variable" style:font-family-complex="'Luxi Sans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Problemas de EDO con valores en la frontera</text:p>
            <text:p text:style-name="P1"/>
            <text:p text:style-name="P1">Curso de Física Computacional</text:p>
            <text:p text:style-name="P1"/>
            <text:p text:style-name="P1">M. en C. Gustavo Contreras Mayén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3" draw:layer="layout" svg:width="25.199cm" svg:height="3.507cm" svg:x="1.4cm" svg:y="0.837cm" presentation:class="title">
          <draw:text-box>
            <text:p text:style-name="P3"><text:span text:style-name="T1">Tipos de condiciones en la frontera</text:span></text:p>
          </draw:text-box>
        </draw:frame>
        <draw:frame presentation:style-name="pr4" draw:text-style-name="P5" draw:layer="layout" svg:width="24.6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<text:s/></text:span><text:span text:style-name="T1">Condición en la frontera con un valor fijo (condición de Dirichlet).</text:span></text:p>
              </text:list-item>
            </text:list>
            <text:p text:style-name="P4"><text:span text:style-name="T1"/></text:p>
            <text:p text:style-name="P4"><text:span text:style-name="T1"><text:s/></text:span><text:span text:style-name="T1">Se da un valor de la función solución:</text:span></text:p>
            <text:p text:style-name="P4"><text:span text:style-name="T1"/></text:p>
            <text:p text:style-name="P4"/>
          </draw:text-box>
        </draw:frame>
        <draw:frame draw:style-name="gr2" draw:layer="layout" svg:width="4.346cm" svg:height="3.327cm" svg:x="8cm" svg:y="12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6" draw:layer="layout" svg:width="25.199cm" svg:height="7.819cm" svg:x="1.4cm" svg:y="4.914cm" presentation:class="outline" presentation:user-transformed="true">
          <draw:text-box>
            <text:list text:style-name="L4">
              <text:list-item>
                <text:p text:style-name="P1"><text:span text:style-name="T1"><text:s/></text:span><text:span text:style-name="T1">Condición en la frontera para la derivada (tipo de Neumann)</text:span></text:p>
                <text:p text:style-name="P1"><text:span text:style-name="T1"/></text:p>
              </text:list-item>
            </text:list>
            <text:p text:style-name="P4"><text:span text:style-name="T1">Se da la derivada de la solución:</text:span></text:p>
            <text:p text:style-name="P4"/>
          </draw:text-box>
        </draw:frame>
        <draw:frame draw:style-name="gr2" draw:layer="layout" svg:width="4.854cm" svg:height="3.327cm" svg:x="11.146cm" svg:y="12.17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1"><text:s/><text:span text:style-name="T1">Condición en la frontera de tipo mixto.</text:span></text:p>
              </text:list-item>
            </text:list>
            <text:p text:style-name="P4"><text:span text:style-name="T1"/></text:p>
            <text:p text:style-name="P4"><text:span text:style-name="T1">Se relaciona un valor de la función con la derivada.</text:span></text:p>
          </draw:text-box>
        </draw:frame>
        <draw:frame draw:style-name="gr2" draw:layer="layout" svg:width="9.339cm" svg:height="1.401cm" svg:x="8.5cm" svg:y="12.09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1">Problemas con valores en la frontera para cilindros y esferas</text:span></text:p>
          </draw:text-box>
        </draw:frame>
        <draw:frame presentation:style-name="pr8" draw:text-style-name="P8" draw:layer="layout" svg:width="25.199cm" svg:height="8.086cm" svg:x="1.5cm" svg:y="5.525cm" presentation:class="subtitle" presentation:user-transformed="true">
          <draw:text-box>
            <text:p text:style-name="P7"><text:span text:style-name="T2">Cuando tenemos problemas de EDO con simetrías cilíndricas y esféricas, la forma de obtener las ecuaciones en diferencias, es similar al caso de una geometría laminar.</text:span></text:p>
            <text:p text:style-name="P7"><text:span text:style-name="T2"/></text:p>
            <text:p text:style-name="P7"><text:span text:style-name="T2">Las ecuaciones en diferencias tendrán la forma de la ecuación:</text:span></text:p>
          </draw:text-box>
        </draw:frame>
        <draw:frame draw:style-name="gr2" draw:layer="layout" svg:width="12.312cm" svg:height="5.327cm" svg:x="8cm" svg:y="14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9" draw:text-style-name="P9" draw:layer="layout" svg:width="25.199cm" svg:height="5.586cm" svg:x="1.4cm" svg:y="4.914cm" presentation:class="subtitle" presentation:user-transformed="true">
          <draw:text-box>
            <text:p text:style-name="P9"><text:span text:style-name="T1">La EDO de segundo orden para una geometría cilíndrica y esférica, la podemos reducir a una expresión:</text:span></text:p>
          </draw:text-box>
        </draw:frame>
        <draw:frame draw:style-name="gr2" draw:layer="layout" svg:width="21.257cm" svg:height="3.092cm" svg:x="4cm" svg:y="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9" draw:text-style-name="P9" draw:layer="layout" svg:width="25.199cm" svg:height="5.586cm" svg:x="1.401cm" svg:y="15.114cm">
          <draw:text-box>
            <text:p text:style-name="P9"><text:span text:style-name="T1">Si m = 1 tenemos el caso del cilindro,</text:span></text:p>
            <text:p text:style-name="P9"><text:span text:style-name="T1">si m = 2 tenemos a la esfera: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3"><text:span text:style-name="T1">La solución a este tipo de problemas, se realiza al integrar una celda de volumen cilíndrico o esférico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text-style-name="P3" draw:layer="layout" svg:width="25.199cm" svg:height="3.507cm" svg:x="1.4cm" svg:y="0.837cm" presentation:class="title">
          <draw:text-box>
            <text:p text:style-name="P3"><text:span text:style-name="T1">Doblamiento de una viga</text:span></text:p>
          </draw:text-box>
        </draw:frame>
        <draw:frame presentation:style-name="pr10" draw:text-style-name="P3" draw:layer="layout" svg:width="25.199cm" svg:height="6.586cm" svg:x="1.4cm" svg:y="4.914cm" presentation:class="subtitle" presentation:user-transformed="true">
          <draw:text-box>
            <text:p text:style-name="P3"><text:span text:style-name="T1">Sea una viga sujeta en uno de los extremos, tiene una carga distribuida </text:span><text:span text:style-name="T3">P(x)</text:span><text:span text:style-name="T4">, éste es un problema no homogéneo con valores en la frontera.</text:span></text:p>
          </draw:text-box>
        </draw:frame>
        <draw:custom-shape draw:style-name="gr3" draw:text-style-name="P10" draw:layer="layout" svg:width="2.5cm" svg:height="6.5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9.5cm" svg:height="1cm" draw:transform="rotate (-0.0855211333488921) translate (5.035cm 15.5cm)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5cm" svg:y1="15.5cm" svg:x2="15cm" svg:y2="15.5cm">
          <text:p/>
        </draw:line>
        <draw:line draw:style-name="gr6" draw:text-style-name="P10" draw:layer="layout" svg:x1="7cm" svg:y1="16.5cm" svg:x2="7cm" svg:y2="17.5cm">
          <text:p/>
        </draw:line>
        <draw:line draw:style-name="gr6" draw:text-style-name="P10" draw:layer="layout" svg:x1="9.5cm" svg:y1="16.5cm" svg:x2="9.5cm" svg:y2="18cm">
          <text:p/>
        </draw:line>
        <draw:line draw:style-name="gr6" draw:text-style-name="P10" draw:layer="layout" svg:x1="12.5cm" svg:y1="16.5cm" svg:x2="12.5cm" svg:y2="17.5cm">
          <text:p/>
        </draw:line>
        <draw:frame draw:style-name="gr7" draw:layer="layout" svg:width="1.497cm" svg:height="0.971cm" svg:x="5.5cm" svg:y="19.483cm">
          <draw:text-box>
            <text:p text:style-name="P1">x=0</text:p>
          </draw:text-box>
        </draw:frame>
        <draw:frame draw:style-name="gr7" draw:layer="layout" svg:width="1.594cm" svg:height="0.971cm" svg:x="8.901cm" svg:y="18.484cm">
          <draw:text-box>
            <text:p text:style-name="P1">P(x)</text:p>
          </draw:text-box>
        </draw:frame>
        <draw:frame draw:style-name="gr7" draw:layer="layout" svg:width="1.637cm" svg:height="0.971cm" svg:x="13.601cm" svg:y="19.484cm">
          <draw:text-box>
            <text:p text:style-name="P1">x=H</text:p>
          </draw:text-box>
        </draw:frame>
        <draw:frame draw:style-name="gr7" draw:layer="layout" svg:width="0.82cm" svg:height="0.971cm" svg:x="15.001cm" svg:y="14.284cm">
          <draw:text-box>
            <text:p text:style-name="P1">x</text:p>
          </draw:text-box>
        </draw:frame>
        <draw:frame draw:style-name="gr7" draw:layer="layout" svg:width="1.569cm" svg:height="0.971cm" svg:x="14.5cm" svg:y="15.529cm">
          <draw:text-box>
            <text:p text:style-name="P1">y(x)</text:p>
          </draw:text-box>
        </draw:frame>
        <draw:line draw:style-name="gr6" draw:text-style-name="P10" draw:layer="layout" svg:x1="14cm" svg:y1="15.4cm" svg:x2="14cm" svg:y2="16.3cm">
          <text:p/>
        </draw:lin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1" draw:text-style-name="P9" draw:layer="layout" svg:width="25.199cm" svg:height="4.086cm" svg:x="1.4cm" svg:y="4.914cm" presentation:class="subtitle" presentation:user-transformed="true">
          <draw:text-box>
            <text:p text:style-name="P9"><text:span text:style-name="T1">Si la carga distribuida </text:span><text:span text:style-name="T3">P(x)</text:span><text:span text:style-name="T4">, la ecuación para el desplazamiento de la viga es:</text:span></text:p>
          </draw:text-box>
        </draw:frame>
        <draw:frame draw:style-name="gr2" draw:layer="layout" svg:width="10.718cm" svg:height="3.596cm" svg:x="9.5cm" svg:y="8.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1" draw:text-style-name="P9" draw:layer="layout" svg:width="25.199cm" svg:height="6.331cm" svg:x="1.301cm" svg:y="14.253cm">
          <draw:text-box>
            <text:p text:style-name="P9">Donde <text:span text:style-name="T5">E</text:span><text:span text:style-name="T6"> es el módulo de elasticidad e </text:span><text:span text:style-name="T5">I</text:span><text:span text:style-name="T6"> es el momento de inercia de la sección transversal, </text:span><text:span text:style-name="T5">y</text:span><text:span text:style-name="T6"> es el desplazamiento y </text:span><text:span text:style-name="T5">P </text:span><text:span text:style-name="T6">la carga.</text:span></text:p>
            <text:p text:style-name="P9"><text:span text:style-name="T6"/></text:p>
            <text:p text:style-name="P9"><text:span text:style-name="T6">El producto </text:span><text:span text:style-name="T5">EI </text:span><text:span text:style-name="T6">se le denomina </text:span><text:span text:style-name="T5">rigidez a la flexión</text:span><text:span text:style-name="T6">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0" draw:text-style-name="P9" draw:layer="layout" svg:width="25.199cm" svg:height="6.586cm" svg:x="1.4cm" svg:y="4.914cm" presentation:class="subtitle" presentation:user-transformed="true">
          <draw:text-box>
            <text:p text:style-name="P11">Mediante la aproximación por diferencias finitas para una viga uniforme que está <text:s/>sujeta en el extremo izquierdo, quedando libre del lado derecho.</text:p>
          </draw:text-box>
        </draw:frame>
        <draw:custom-shape draw:style-name="gr3" draw:text-style-name="P10" draw:layer="layout" svg:width="2.5cm" svg:height="6.5cm" svg:x="3.501cm" svg:y="1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9.5cm" svg:height="1cm" draw:transform="rotate (-0.0855211333488921) translate (5.036cm 15.501cm)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501cm" svg:y1="15.501cm" svg:x2="15.001cm" svg:y2="15.501cm">
          <text:p/>
        </draw:line>
        <draw:line draw:style-name="gr6" draw:text-style-name="P10" draw:layer="layout" svg:x1="7.001cm" svg:y1="16.501cm" svg:x2="7.001cm" svg:y2="17.501cm">
          <text:p/>
        </draw:line>
        <draw:line draw:style-name="gr6" draw:text-style-name="P10" draw:layer="layout" svg:x1="9.501cm" svg:y1="16.501cm" svg:x2="9.501cm" svg:y2="18.001cm">
          <text:p/>
        </draw:line>
        <draw:line draw:style-name="gr6" draw:text-style-name="P10" draw:layer="layout" svg:x1="12.501cm" svg:y1="16.501cm" svg:x2="12.501cm" svg:y2="17.501cm">
          <text:p/>
        </draw:line>
        <draw:frame draw:style-name="gr7" draw:layer="layout" svg:width="1.497cm" svg:height="0.971cm" svg:x="5.501cm" svg:y="19.484cm">
          <draw:text-box>
            <text:p text:style-name="P1">x=0</text:p>
          </draw:text-box>
        </draw:frame>
        <draw:frame draw:style-name="gr7" draw:layer="layout" svg:width="1.594cm" svg:height="0.971cm" svg:x="8.902cm" svg:y="18.485cm">
          <draw:text-box>
            <text:p text:style-name="P1">P(x)</text:p>
          </draw:text-box>
        </draw:frame>
        <draw:frame draw:style-name="gr7" draw:layer="layout" svg:width="1.637cm" svg:height="0.971cm" svg:x="13.602cm" svg:y="19.485cm">
          <draw:text-box>
            <text:p text:style-name="P1">x=H</text:p>
          </draw:text-box>
        </draw:frame>
        <draw:frame draw:style-name="gr7" draw:layer="layout" svg:width="0.82cm" svg:height="0.971cm" svg:x="15.002cm" svg:y="14.285cm">
          <draw:text-box>
            <text:p text:style-name="P1">x</text:p>
          </draw:text-box>
        </draw:frame>
        <draw:frame draw:style-name="gr7" draw:layer="layout" svg:width="1.569cm" svg:height="0.971cm" svg:x="14.501cm" svg:y="15.529cm">
          <draw:text-box>
            <text:p text:style-name="P1">y(x)</text:p>
          </draw:text-box>
        </draw:frame>
        <draw:line draw:style-name="gr6" draw:text-style-name="P10" draw:layer="layout" svg:x1="14.001cm" svg:y1="15.4cm" svg:x2="14.001cm" svg:y2="16.3cm">
          <text:p/>
        </draw:lin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2" draw:text-style-name="P8" draw:layer="layout" svg:width="25.199cm" svg:height="7.586cm" svg:x="1.5cm" svg:y="3.105cm" presentation:class="subtitle" presentation:user-transformed="true">
          <draw:text-box>
            <text:p text:style-name="P8">Las condiciones en la frontera para este problema son:</text:p>
            <text:p text:style-name="P8"/>
            <text:p text:style-name="P12">y(0) = 0 y y<text:span text:style-name="T7">´(0)= 0 para la frontera izquierda</text:span></text:p>
            <text:p text:style-name="P12"><text:span text:style-name="T7"/></text:p>
            <text:p text:style-name="P12"><text:span text:style-name="T7">M=y”(H)=0 y V = y'''(0)=0 para la frontera derecha</text:span></text:p>
          </draw:text-box>
        </draw:frame>
        <draw:custom-shape draw:style-name="gr3" draw:text-style-name="P10" draw:layer="layout" svg:width="2.5cm" svg:height="6.5cm" svg:x="3.502cm" svg:y="13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9.5cm" svg:height="1cm" draw:transform="rotate (-0.0855211333488921) translate (5.037cm 15.502cm)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502cm" svg:y1="15.502cm" svg:x2="15.002cm" svg:y2="15.502cm">
          <text:p/>
        </draw:line>
        <draw:line draw:style-name="gr6" draw:text-style-name="P10" draw:layer="layout" svg:x1="7.002cm" svg:y1="16.502cm" svg:x2="7.002cm" svg:y2="17.502cm">
          <text:p/>
        </draw:line>
        <draw:line draw:style-name="gr6" draw:text-style-name="P10" draw:layer="layout" svg:x1="9.502cm" svg:y1="16.502cm" svg:x2="9.502cm" svg:y2="18.002cm">
          <text:p/>
        </draw:line>
        <draw:line draw:style-name="gr6" draw:text-style-name="P10" draw:layer="layout" svg:x1="12.502cm" svg:y1="16.502cm" svg:x2="12.502cm" svg:y2="17.502cm">
          <text:p/>
        </draw:line>
        <draw:frame draw:style-name="gr7" draw:layer="layout" svg:width="1.497cm" svg:height="0.971cm" svg:x="5.502cm" svg:y="19.485cm">
          <draw:text-box>
            <text:p text:style-name="P1">x=0</text:p>
          </draw:text-box>
        </draw:frame>
        <draw:frame draw:style-name="gr7" draw:layer="layout" svg:width="1.594cm" svg:height="0.971cm" svg:x="8.903cm" svg:y="18.486cm">
          <draw:text-box>
            <text:p text:style-name="P1">P(x)</text:p>
          </draw:text-box>
        </draw:frame>
        <draw:frame draw:style-name="gr7" draw:layer="layout" svg:width="1.637cm" svg:height="0.971cm" svg:x="13.603cm" svg:y="19.486cm">
          <draw:text-box>
            <text:p text:style-name="P1">x=H</text:p>
          </draw:text-box>
        </draw:frame>
        <draw:frame draw:style-name="gr7" draw:layer="layout" svg:width="0.82cm" svg:height="0.971cm" svg:x="15.003cm" svg:y="14.286cm">
          <draw:text-box>
            <text:p text:style-name="P1">x</text:p>
          </draw:text-box>
        </draw:frame>
        <draw:frame presentation:style-name="pr12" draw:text-style-name="P7" draw:layer="layout" svg:width="10.5cm" svg:height="7.586cm" svg:x="17cm" svg:y="11.5cm">
          <draw:text-box>
            <text:p text:style-name="P7">M es el momento de doblamiento y V el momento de esfuerzo, ambos en la frontera derecha.</text:p>
          </draw:text-box>
        </draw:frame>
        <draw:frame draw:style-name="gr7" draw:layer="layout" svg:width="1.569cm" svg:height="0.971cm" svg:x="14.501cm" svg:y="15.529cm">
          <draw:text-box>
            <text:p text:style-name="P1">y(x)</text:p>
          </draw:text-box>
        </draw:frame>
        <draw:line draw:style-name="gr6" draw:text-style-name="P10" draw:layer="layout" svg:x1="14.001cm" svg:y1="15.4cm" svg:x2="14.001cm" svg:y2="16.3cm">
          <text:p/>
        </draw:lin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3" draw:text-style-name="P3" draw:layer="layout" svg:width="25.199cm" svg:height="2.36cm" svg:x="1.301cm" svg:y="4.14cm" presentation:class="subtitle" presentation:user-transformed="true">
          <draw:text-box>
            <text:p text:style-name="P3">Consideremos una retícula como la siguiente:</text:p>
          </draw:text-box>
        </draw:frame>
        <draw:line draw:style-name="gr5" draw:text-style-name="P10" draw:layer="layout" svg:x1="4cm" svg:y1="9.11cm" svg:x2="23.5cm" svg:y2="9.11cm">
          <text:p/>
        </draw:line>
        <draw:custom-shape draw:style-name="gr4" draw:text-style-name="P10" draw:layer="layout" svg:width="0.5cm" svg:height="0.5cm" svg:x="5.6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0" draw:layer="layout" svg:width="0.5cm" svg:height="0.5cm" svg:x="9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0" draw:layer="layout" svg:width="0.5cm" svg:height="0.5cm" svg:x="12.4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0" draw:layer="layout" svg:width="0.5cm" svg:height="0.5cm" svg:x="16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0" draw:layer="layout" svg:width="0.5cm" svg:height="0.5cm" svg:x="17.8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text-style-name="P13" draw:layer="layout" svg:width="2.7cm" svg:height="1.115cm" svg:x="13.3cm" svg:y="6.813cm">
          <draw:text-box>
            <text:p text:style-name="P1"><text:span text:style-name="T8">x=H</text:span></text:p>
          </draw:text-box>
        </draw:frame>
        <draw:frame draw:style-name="gr8" draw:text-style-name="P13" draw:layer="layout" svg:width="1cm" svg:height="1.115cm" svg:x="5.4cm" svg:y="11.21cm">
          <draw:text-box>
            <text:p text:style-name="P1"><text:span text:style-name="T9">0</text:span></text:p>
          </draw:text-box>
        </draw:frame>
        <draw:frame draw:style-name="gr8" draw:text-style-name="P13" draw:layer="layout" svg:width="1.2cm" svg:height="1.115cm" svg:x="6.9cm" svg:y="11.311cm">
          <draw:text-box>
            <text:p text:style-name="P1"><text:span text:style-name="T9">1</text:span></text:p>
          </draw:text-box>
        </draw:frame>
        <draw:custom-shape draw:style-name="gr4" draw:text-style-name="P10" draw:layer="layout" svg:width="0.5cm" svg:height="0.5cm" svg:x="7.2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0" draw:layer="layout" svg:width="0.5cm" svg:height="0.5cm" svg:x="10.7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0" draw:layer="layout" svg:width="0.5cm" svg:height="0.5cm" svg:x="14.2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text-style-name="P13" draw:layer="layout" svg:width="1.2cm" svg:height="1.115cm" svg:x="8.8cm" svg:y="11.312cm">
          <draw:text-box>
            <text:p text:style-name="P1"><text:span text:style-name="T9">2</text:span></text:p>
          </draw:text-box>
        </draw:frame>
        <draw:frame draw:style-name="gr8" draw:text-style-name="P13" draw:layer="layout" svg:width="1.2cm" svg:height="1.115cm" svg:x="10.4cm" svg:y="11.313cm">
          <draw:text-box>
            <text:p text:style-name="P1"><text:span text:style-name="T9">3</text:span></text:p>
          </draw:text-box>
        </draw:frame>
        <draw:custom-shape draw:style-name="gr4" draw:text-style-name="P10" draw:layer="layout" svg:width="0.5cm" svg:height="0.5cm" svg:x="4.2cm" svg:y="8.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text-style-name="P13" draw:layer="layout" svg:width="2.5cm" svg:height="1.115cm" svg:x="4.725cm" svg:y="6.876cm">
          <draw:text-box>
            <text:p text:style-name="P1"><text:span text:style-name="T9">x=0</text:span></text:p>
          </draw:text-box>
        </draw:frame>
        <draw:frame draw:style-name="gr8" draw:text-style-name="P13" draw:layer="layout" svg:width="2.5cm" svg:height="1.115cm" svg:x="3.1cm" svg:y="11.212cm">
          <draw:text-box>
            <text:p text:style-name="P1"><text:span text:style-name="T9">i=-1</text:span></text:p>
          </draw:text-box>
        </draw:frame>
        <draw:frame draw:style-name="gr8" draw:text-style-name="P13" draw:layer="layout" svg:width="1.2cm" svg:height="1.115cm" svg:x="12.2cm" svg:y="11.314cm">
          <draw:text-box>
            <text:p text:style-name="P1"><text:span text:style-name="T9">4</text:span></text:p>
          </draw:text-box>
        </draw:frame>
        <draw:frame draw:style-name="gr8" draw:text-style-name="P13" draw:layer="layout" svg:width="1.2cm" svg:height="1.115cm" svg:x="13.9cm" svg:y="11.314cm">
          <draw:text-box>
            <text:p text:style-name="P1"><text:span text:style-name="T9">5</text:span></text:p>
          </draw:text-box>
        </draw:frame>
        <draw:frame draw:style-name="gr8" draw:text-style-name="P13" draw:layer="layout" svg:width="1.2cm" svg:height="1.115cm" svg:x="15.8cm" svg:y="11.314cm">
          <draw:text-box>
            <text:p text:style-name="P1"><text:span text:style-name="T9">6</text:span></text:p>
          </draw:text-box>
        </draw:frame>
        <draw:frame draw:style-name="gr8" draw:text-style-name="P13" draw:layer="layout" svg:width="1.2cm" svg:height="1.115cm" svg:x="17.6cm" svg:y="11.314cm">
          <draw:text-box>
            <text:p text:style-name="P1"><text:span text:style-name="T9">7</text:span></text:p>
          </draw:text-box>
        </draw:frame>
        <draw:frame presentation:style-name="pr13" draw:text-style-name="P3" draw:layer="layout" svg:width="25.199cm" svg:height="2.533cm" svg:x="1.301cm" svg:y="14.866cm">
          <draw:text-box>
            <text:p text:style-name="P3">Los puntos <text:span text:style-name="T5">i= -1, 6 y 7</text:span><text:span text:style-name="T6"> son hipotéticos. Sea la distribución de la retícula uniforme.</text:span></text:p>
          </draw:text-box>
        </draw:frame>
        <draw:line draw:style-name="gr5" draw:text-style-name="P10" draw:layer="layout" svg:x1="5.9cm" svg:y1="8cm" svg:x2="5.9cm" svg:y2="11.5cm">
          <text:p/>
        </draw:line>
        <draw:line draw:style-name="gr5" draw:text-style-name="P10" draw:layer="layout" svg:x1="14.5cm" svg:y1="8cm" svg:x2="14.5cm" svg:y2="11.5cm">
          <text:p/>
        </draw:lin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4" draw:text-style-name="P11" draw:layer="layout" svg:width="25.199cm" svg:height="2.586cm" svg:x="1.4cm" svg:y="4.914cm" presentation:class="subtitle" presentation:user-transformed="true">
          <draw:text-box>
            <text:p text:style-name="P11">Así pues, la EDO queda como:</text:p>
          </draw:text-box>
        </draw:frame>
        <draw:frame draw:style-name="gr2" draw:layer="layout" svg:width="17.379cm" svg:height="1.734cm" svg:x="5.867cm" svg:y="7.74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4" draw:text-style-name="P11" draw:layer="layout" svg:width="25.199cm" svg:height="3.799cm" svg:x="1.401cm" svg:y="10.809cm">
          <draw:text-box>
            <text:p text:style-name="P11">Las derivadas de cuarto, tercero y segundo orden, se calculan numéricamente por aproximaciones de diferencias centrales: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 presentation:placeholder="true">
          <draw:text-box/>
        </draw:frame>
        <draw:frame draw:style-name="gr2" draw:layer="layout" svg:width="18.917cm" svg:height="10.905cm" svg:x="2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1" draw:text-style-name="P11" draw:layer="layout" svg:width="25.199cm" svg:height="4.086cm" svg:x="1.4cm" svg:y="4.914cm" presentation:class="subtitle" presentation:user-transformed="true">
          <draw:text-box>
            <text:p text:style-name="P11">Para calcular Ia primera y segunda derivada de I<text:span text:style-name="T10">i</text:span><text:span text:style-name="T11">, se realiza mediante diferencias finitas: con </text:span><text:span text:style-name="T12">i = 1</text:span><text:span text:style-name="T13"> hasta </text:span><text:span text:style-name="T12">N-1</text:span></text:p>
          </draw:text-box>
        </draw:frame>
        <draw:frame draw:style-name="gr2" draw:layer="layout" svg:width="10.628cm" svg:height="6.914cm" svg:x="4.5cm" svg:y="10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5" draw:text-style-name="P11" draw:layer="layout" svg:width="25.199cm" svg:height="3.086cm" svg:x="1.4cm" svg:y="4.914cm" presentation:class="subtitle" presentation:user-transformed="true">
          <draw:text-box>
            <text:p text:style-name="P11">Usando diferencias centrales para <text:span text:style-name="T14">N</text:span><text:span text:style-name="T15">:</text:span></text:p>
          </draw:text-box>
        </draw:frame>
        <draw:frame draw:style-name="gr2" draw:layer="layout" svg:width="17.059cm" svg:height="6.903cm" svg:x="3cm" svg:y="8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16" draw:text-style-name="P8" draw:layer="layout" svg:width="25.199cm" svg:height="2.086cm" svg:x="1cm" svg:y="0.914cm" presentation:class="subtitle" presentation:user-transformed="true">
          <draw:text-box>
            <text:p text:style-name="P8">Al sustituir las ecuaciones de diferencias, se obtiene que:</text:p>
          </draw:text-box>
        </draw:frame>
        <draw:frame draw:style-name="gr2" draw:layer="layout" svg:width="24.726cm" svg:height="1.344cm" svg:x="1cm" svg:y="3.6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7" draw:text-style-name="P8" draw:layer="layout" svg:width="6.699cm" svg:height="2.5cm" svg:x="2.301cm" svg:y="11cm">
          <draw:text-box>
            <text:p text:style-name="P8">donde</text:p>
          </draw:text-box>
        </draw:frame>
        <draw:frame draw:style-name="gr2" draw:layer="layout" svg:width="9.849cm" svg:height="12.939cm" svg:x="8.151cm" svg:y="6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8" draw:text-style-name="P8" draw:layer="layout" svg:width="25.199cm" svg:height="10.774cm" svg:x="1.4cm" svg:y="8cm" presentation:class="subtitle" presentation:user-transformed="true">
          <draw:text-box>
            <text:p text:style-name="P8">Esta ecuación contiene un punto hipotético <text:span text:style-name="T5">i=-1</text:span><text:span text:style-name="T6"> que no pertenece al dominio.</text:span></text:p>
            <text:p text:style-name="P8"><text:span text:style-name="T6"/></text:p>
            <text:p text:style-name="P8"><text:span text:style-name="T6">Hacemos y</text:span><text:span text:style-name="T16">0</text:span><text:span text:style-name="T13">=0 ya que y(0)=0 es la condición de frontera izquierda.</text:span></text:p>
            <text:p text:style-name="P8"><text:span text:style-name="T13"/></text:p>
            <text:p text:style-name="P8"><text:span text:style-name="T13">La segunda condición de frontera es y</text:span><text:span text:style-name="T17">´(0)=0 se puede aproximar mediante (y</text:span><text:span text:style-name="T18">1</text:span><text:span text:style-name="T17">-y</text:span><text:span text:style-name="T18">-1</text:span><text:span text:style-name="T17">)/2h = 0, por lo que y</text:span><text:span text:style-name="T18">-1</text:span><text:span text:style-name="T17"> = y</text:span><text:span text:style-name="T18">1</text:span><text:span text:style-name="T17">. Entonces, al sustituir:</text:span></text:p>
          </draw:text-box>
        </draw:frame>
        <draw:frame presentation:style-name="pr19" draw:text-style-name="P8" draw:layer="layout" svg:width="25.199cm" svg:height="2.786cm" svg:x="1.5cm" svg:y="2cm">
          <draw:text-box>
            <text:p text:style-name="P8">Si <text:span text:style-name="T5">i=1</text:span><text:span text:style-name="T6"> la ecuación tiene la forma:</text:span></text:p>
          </draw:text-box>
        </draw:frame>
        <draw:frame draw:style-name="gr2" draw:layer="layout" svg:width="16.048cm" svg:height="1.34cm" svg:x="3.452cm" svg:y="5.28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0" draw:text-style-name="P8" draw:layer="layout" svg:width="25.199cm" svg:height="4.274cm" svg:x="1.301cm" svg:y="8.226cm" presentation:class="subtitle" presentation:user-transformed="true">
          <draw:text-box>
            <text:p text:style-name="P7">Para trabajar con las condiciones en la frontera derecha, las aproximaciones por diferencias para tales condiciones son:</text:p>
          </draw:text-box>
        </draw:frame>
        <draw:frame draw:style-name="gr2" draw:layer="layout" svg:width="14.443cm" svg:height="1.555cm" svg:x="5.5cm" svg:y="5.94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7.345cm" svg:height="6.682cm" svg:x="3.655cm" svg:y="12.81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draw:frame presentation:style-name="pr20" draw:text-style-name="P7" draw:layer="layout" svg:width="25.199cm" svg:height="4.274cm" svg:x="1.301cm" svg:y="2cm">
          <draw:text-box>
            <text:p text:style-name="P7">Pensando que estas ecuaciones son parte de un conjunto de ecuaciones simultáneas, si hacemos un arreglo matricial, quedaría de la siguiente forma:</text:p>
          </draw:text-box>
        </draw:frame>
        <draw:frame draw:style-name="gr2" draw:layer="layout" svg:width="21.168cm" svg:height="11.475cm" svg:x="2.5cm" svg:y="7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3">Para resolver este sistema, utilizamos la eliminación de Gauss o la descomposición LU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text-style-name="P14" draw:layer="layout" svg:width="25.199cm" svg:height="3.507cm" svg:x="1.4cm" svg:y="0.837cm" presentation:class="title" presentation:user-transformed="true">
          <draw:text-box>
            <text:p text:style-name="P14">Descomposición LU</text:p>
          </draw:text-box>
        </draw:frame>
        <draw:frame presentation:style-name="pr2" draw:text-style-name="P8" draw:layer="layout" svg:width="25.199cm" svg:height="13.86cm" svg:x="1.4cm" svg:y="4.914cm" presentation:class="subtitle" presentation:user-transformed="true">
          <draw:text-box>
            <text:p text:style-name="P8">Es una transformación de una matriz A como producto de dos matrices:</text:p>
            <text:p text:style-name="P15"/>
            <text:p text:style-name="P15">A = LU</text:p>
            <text:p text:style-name="P15"/>
            <text:p text:style-name="P8">donde L es una matriz triangular inferior y U es una matriz triangular superior.</text:p>
            <text:p text:style-name="P15"/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1" draw:text-style-name="P3" draw:layer="layout" svg:width="25.199cm" svg:height="4.086cm" svg:x="1.4cm" svg:y="4.914cm" presentation:class="subtitle" presentation:user-transformed="true">
          <draw:text-box>
            <text:p text:style-name="P3">La descomposición LU para una matriz de 3x3 es la siguiente:</text:p>
          </draw:text-box>
        </draw:frame>
        <draw:frame draw:style-name="gr2" draw:layer="layout" svg:width="25.256cm" svg:height="5.747cm" svg:x="1.744cm" svg:y="10.753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4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meta:creation-date>2007-11-15T17:21:17</meta:creation-date>
    <dc:date>2010-04-20T15:39:40.29</dc:date>
    <dc:language>es-ES</dc:language>
    <meta:editing-cycles>29</meta:editing-cycles>
    <meta:editing-duration>PT04H36M20S</meta:editing-duration>
    <dc:creator>Gustavo CM</dc:creator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o math:stretchy="false">φ</math:mo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tr>
      <math:mtr/>
      <math:mtr>
        <math:mstyle math:fontsize="35pt">
          <math:mrow>
            <math:mrow>
              <math:mo math:stretchy="false">φ</math:mo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1</math:mn>
              </math:mrow>
            </math:mrow>
          </math:mrow>
        </math:mstyle>
      </math:mtr>
    </math:mtable>
    <math:annotation math:encoding="StarMath 5.0">size 35{%phi(0)=0 }
newline
newline
size 35{ %phi(0)=1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subsup>
                <math:mi>I</math:mi>
                <math:mi>i</math:mi>
                <math:mi>'</math:mi>
              </math:msubsup>
              <math:mo math:stretchy="false">=</math:mo>
              <math:mrow>
                <math:mfrac>
                  <math:mrow>
                    <math:mo math:stretchy="false">(</math:mo>
                    <math:mrow>
                      <math:msub>
                        <math:mi>I</math:mi>
                        <math:mrow>
                          <math:mi>i</math:mi>
                          <math:mo math:stretchy="false">+</math:mo>
                          <math:mn>1</math:mn>
                        </math:mrow>
                      </math:msub>
                      <math:mo math:stretchy="false">−</math:mo>
                      <math:msub>
                        <math:mi>I</math:mi>
                        <math:mrow>
                          <math:mi>i</math:mi>
                          <math:mo math:stretchy="false">−</math:mo>
                          <math:mn>1</math:mn>
                        </math:mrow>
                      </math:msub>
                    </math:mrow>
                    <math:mo math:stretchy="false">)</math:mo>
                  </math:mrow>
                  <math:mn>2h</math:mn>
                </math:mfrac>
              </math:mrow>
            </math:mrow>
          </math:mrow>
        </math:mstyle>
      </math:mtr>
      <math:mtr/>
      <math:mtr>
        <math:mstyle math:fontsize="35pt">
          <math:mrow>
            <math:mrow>
              <math:msubsup>
                <math:mi>I</math:mi>
                <math:mi>i</math:mi>
                <math:mrow>
                  <math:mi>'</math:mi>
                  <math:mi>'</math:mi>
                </math:mrow>
              </math:msub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sub>
                          <math:mi>I</math:mi>
                          <math:mrow>
                            <math:mi>i</math:mi>
                            <math:mo math:stretchy="false">+</math:mo>
                            <math:mn>1</math:mn>
                          </math:mrow>
                        </math:msub>
                        <math:mo math:stretchy="false">−</math:mo>
                        <math:msub>
                          <math:mn>2I</math:mn>
                          <math:mi>i</math:mi>
                        </math:msub>
                      </math:mrow>
                      <math:mo math:stretchy="false">+</math:mo>
                      <math:msub>
                        <math:mi>I</math:mi>
                        <math:mrow>
                          <math:mi>i</math:mi>
                          <math:mo math:stretchy="false">+</math:mo>
                          <math:mn>1</math:mn>
                        </math:mrow>
                      </math:msub>
                    </math:mrow>
                    <math:mo math:stretchy="false">)</math:mo>
                  </math:mrow>
                  <math:msup>
                    <math:mi>h</math:mi>
                    <math:mn>2</math:mn>
                  </math:msup>
                </math:mfrac>
              </math:mrow>
            </math:mrow>
          </math:mrow>
        </math:mstyle>
      </math:mtr>
    </math:mtable>
    <math:annotation math:encoding="StarMath 5.0">size 35 {I^{'}_{i} = {alignc{(I_{i+1}-I_{i-1}) over 2h}}}
newline
newline
size 35 {I^{''}_{i} = {alignc{(I_{i+1}-2I_{i}+I_{i+1}) over h^{2}}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5pt">
          <math:mrow>
            <math:mrow>
              <math:mrow>
                <math:msub>
                  <math:mi>a</math:mi>
                  <math:mi>i</math:mi>
                </math:msub>
                <math:mo math:stretchy="false">=</math:mo>
                <math:mrow>
                  <math:mfrac>
                    <math:msub>
                      <math:mi math:fontstyle="italic">EI</math:mi>
                      <math:mi>i</math:mi>
                    </math:msub>
                    <math:msup>
                      <math:mi>h</math:mi>
                      <math:mn>4</math:mn>
                    </math:msup>
                  </math:mfrac>
                </math:mrow>
              </math:mrow>
              <math:mrow>
                <math:mi/>
                <math:mo math:stretchy="false">−</math:mo>
                <math:mrow>
                  <math:mfrac>
                    <math:mrow>
                      <math:mi math:fontstyle="italic">EI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3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sub>
                <math:mi>b</math:mi>
                <math:mi>i</math:mi>
              </math:msub>
              <math:mo math:stretchy="false">=</math:mo>
              <math:mrow>
                <math:mrow>
                  <math:mrow>
                    <math:mo math:stretchy="false">−</math:mo>
                    <math:mrow>
                      <math:mfrac>
                        <math:msub>
                          <math:mn>4EI</math:mn>
                          <math:mi>i</math:mi>
                        </math:msub>
                        <math:msup>
                          <math:mi>h</math:mi>
                          <math:mn>4</math:mn>
                        </math:msup>
                      </math:mfrac>
                    </math:mrow>
                  </math:mrow>
                  <math:mo math:stretchy="false">+</math:mo>
                  <math:mrow>
                    <math:mfrac>
                      <math:mrow>
                        <math:mn>2EI</math:mn>
                        <math:msub>
                          <math:mi>'</math:mi>
                          <math:mi>i</math:mi>
                        </math:msub>
                      </math:mrow>
                      <math:msup>
                        <math:mi>h</math:mi>
                        <math:mn>3</math:mn>
                      </math:msup>
                    </math:mfrac>
                  </math:mrow>
                </math:mrow>
                <math:mo math:stretchy="false">+</math:mo>
                <math:mrow>
                  <math:mfrac>
                    <math:mrow>
                      <math:mi math:fontstyle="italic">EI</math:mi>
                      <math:mi>'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2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row>
                <math:msub>
                  <math:mi>c</math:mi>
                  <math:mi>i</math:mi>
                </math:msub>
                <math:mo math:stretchy="false">=</math:mo>
                <math:mrow>
                  <math:mfrac>
                    <math:msub>
                      <math:mn>6EI</math:mn>
                      <math:mi>i</math:mi>
                    </math:msub>
                    <math:msup>
                      <math:mi>h</math:mi>
                      <math:mn>4</math:mn>
                    </math:msup>
                  </math:mfrac>
                </math:mrow>
              </math:mrow>
              <math:mrow>
                <math:mi/>
                <math:mo math:stretchy="false">+</math:mo>
                <math:mrow>
                  <math:mfrac>
                    <math:mrow>
                      <math:mn>2EI</math:mn>
                      <math:mi>'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2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sub>
                <math:mi>d</math:mi>
                <math:mi>i</math:mi>
              </math:msub>
              <math:mo math:stretchy="false">=</math:mo>
              <math:mrow>
                <math:mrow>
                  <math:mrow>
                    <math:mo math:stretchy="false">−</math:mo>
                    <math:mrow>
                      <math:mfrac>
                        <math:msub>
                          <math:mn>4EI</math:mn>
                          <math:mi>i</math:mi>
                        </math:msub>
                        <math:msup>
                          <math:mi>h</math:mi>
                          <math:mn>4</math:mn>
                        </math:msup>
                      </math:mfrac>
                    </math:mrow>
                  </math:mrow>
                  <math:mo math:stretchy="false">−</math:mo>
                  <math:mrow>
                    <math:mfrac>
                      <math:mrow>
                        <math:mn>2EI</math:mn>
                        <math:msub>
                          <math:mi>'</math:mi>
                          <math:mi>i</math:mi>
                        </math:msub>
                      </math:mrow>
                      <math:msup>
                        <math:mi>h</math:mi>
                        <math:mn>3</math:mn>
                      </math:msup>
                    </math:mfrac>
                  </math:mrow>
                </math:mrow>
                <math:mo math:stretchy="false">+</math:mo>
                <math:mrow>
                  <math:mfrac>
                    <math:mrow>
                      <math:mi math:fontstyle="italic">EI</math:mi>
                      <math:mi>'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2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row>
                <math:msub>
                  <math:mi>e</math:mi>
                  <math:mi>i</math:mi>
                </math:msub>
                <math:mo math:stretchy="false">=</math:mo>
                <math:mrow>
                  <math:mfrac>
                    <math:msub>
                      <math:mi math:fontstyle="italic">EI</math:mi>
                      <math:mi>i</math:mi>
                    </math:msub>
                    <math:msup>
                      <math:mi>h</math:mi>
                      <math:mn>4</math:mn>
                    </math:msup>
                  </math:mfrac>
                </math:mrow>
              </math:mrow>
              <math:mrow>
                <math:mi/>
                <math:mo math:stretchy="false">+</math:mo>
                <math:mrow>
                  <math:mfrac>
                    <math:mrow>
                      <math:mi math:fontstyle="italic">EI</math:mi>
                      <math:msub>
                        <math:mi>'</math:mi>
                        <math:mi>i</math:mi>
                      </math:msub>
                    </math:mrow>
                    <math:msup>
                      <math:mi>h</math:mi>
                      <math:mn>3</math:mn>
                    </math:msup>
                  </math:mfrac>
                </math:mrow>
              </math:mrow>
            </math:mrow>
          </math:mrow>
        </math:mstyle>
      </math:mtr>
      <math:mtr>
        <math:mstyle math:fontsize="25pt">
          <math:mrow>
            <math:mrow>
              <math:mrow>
                <math:msub>
                  <math:mi>f</math:mi>
                  <math:mi>i</math:mi>
                </math:msub>
                <math:mo math:stretchy="false">=</math:mo>
                <math:mi>P</math:mi>
              </math:mrow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</math:mstyle>
      </math:mtr>
    </math:mtable>
    <math:annotation math:encoding="StarMath 5.0">size 25 {a_{i} = {alignc{{EI_{i}} over h^{4}}} ~~~- {alignc{EI'_{i}} over h^{3}}}
newline
size 25 {b_{i} = -{alignc{{4EI_{i}} over h^{4}}} + {alignc{2EI'_{i}} over h^{3}} + {alignc{{EI''_{i}} over h^{2}}} }
newline
size 25 {c_{i}= {alignc{{6EI_{i}} over h^{4}}} ~~~~~~~~~~+{alignc{{2EI''_{i}} over h^{2}}} }
newline
size 25 {d_{i} = -{alignc{{4EI_{i}} over h^{4}}} - {alignc{2EI'_{i}} over h^{3}} + {alignc{{EI''_{i}} over h^{2}}} }
newline
size 25 {e_{i} = {alignc{{EI_{i}} over h^{4}}} ~~~+ {alignc{EI'_{i}} over h^{3}}}
newline
size 25 {f_{i} = P(x_{i})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subsup>
                <math:mi>I</math:mi>
                <math:mi>N</math:mi>
                <math:mi>'</math:mi>
              </math:msub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sub>
                          <math:mn>3I</math:mn>
                          <math:mi>N</math:mi>
                        </math:msub>
                        <math:mo math:stretchy="false">−</math:mo>
                        <math:msub>
                          <math:mn>4I</math:mn>
                          <math:mrow>
                            <math:mi>N</math:mi>
                            <math:mo math:stretchy="false">−</math:mo>
                            <math:mn>1</math:mn>
                          </math:mrow>
                        </math:msub>
                      </math:mrow>
                      <math:mo math:stretchy="false">−</math:mo>
                      <math:msub>
                        <math:mi>I</math:mi>
                        <math:mrow>
                          <math:mi>N</math:mi>
                          <math:mo math:stretchy="false">−</math:mo>
                          <math:mn>2</math:mn>
                        </math:mrow>
                      </math:msub>
                    </math:mrow>
                    <math:mo math:stretchy="false">)</math:mo>
                  </math:mrow>
                  <math:mn>2h</math:mn>
                </math:mfrac>
              </math:mrow>
            </math:mrow>
          </math:mrow>
        </math:mstyle>
      </math:mtr>
      <math:mtr/>
      <math:mtr>
        <math:mstyle math:fontsize="35pt">
          <math:mrow>
            <math:mrow>
              <math:msubsup>
                <math:mi>I</math:mi>
                <math:mi>N</math:mi>
                <math:mrow>
                  <math:mi>'</math:mi>
                  <math:mi>'</math:mi>
                </math:mrow>
              </math:msub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row>
                          <math:mrow>
                            <math:mo math:stretchy="false">−</math:mo>
                            <math:msub>
                              <math:mn>2I</math:mn>
                              <math:mi>N</math:mi>
                            </math:msub>
                          </math:mrow>
                          <math:mo math:stretchy="false">+</math:mo>
                          <math:msub>
                            <math:mn>5I</math:mn>
                            <math:mrow>
                              <math:mi>N</math:mi>
                              <math:mo math:stretchy="false">−</math:mo>
                              <math:mn>1</math:mn>
                            </math:mrow>
                          </math:msub>
                        </math:mrow>
                        <math:mo math:stretchy="false">−</math:mo>
                        <math:msub>
                          <math:mn>4I</math:mn>
                          <math:mrow>
                            <math:mi>N</math:mi>
                            <math:mo math:stretchy="false">−</math:mo>
                            <math:mn>2</math:mn>
                          </math:mrow>
                        </math:msub>
                      </math:mrow>
                      <math:mo math:stretchy="false">+</math:mo>
                      <math:msub>
                        <math:mi>I</math:mi>
                        <math:mrow>
                          <math:mi>N</math:mi>
                          <math:mo math:stretchy="false">−</math:mo>
                          <math:mn>3</math:mn>
                        </math:mrow>
                      </math:msub>
                    </math:mrow>
                    <math:mo math:stretchy="false">)</math:mo>
                  </math:mrow>
                  <math:msup>
                    <math:mi>h</math:mi>
                    <math:mn>2</math:mn>
                  </math:msup>
                </math:mfrac>
              </math:mrow>
            </math:mrow>
          </math:mrow>
        </math:mstyle>
      </math:mtr>
    </math:mtable>
    <math:annotation math:encoding="StarMath 5.0">size 35 { I^{'}_{N} = {alignc{(3I_{N}-4I_{N-1}-I_{N-2}) over 2h}}}
newline
newline
size 35 {I^{''}_{N} = {alignc{(-2I_{N}+5I_{N-1}-4I_{N-2}+I_{N-3}) over h^{2}}}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fenced math:open="" math:close="">
            <math:mtable>
              <math:mtr>
                <math:mtd>
                  <math:mrow>
                    <math:msub>
                      <math:mi>a</math:mi>
                      <math:mn>1</math:mn>
                    </math:msub>
                    <math:mo math:stretchy="false">+</math:mo>
                    <math:msub>
                      <math:mi>c</math:mi>
                      <math:mn>1</math:mn>
                    </math:msub>
                  </math:mrow>
                </math:mtd>
                <math:mtd>
                  <math:msub>
                    <math:mi>d</math:mi>
                    <math:mn>1</math:mn>
                  </math:msub>
                </math:mtd>
                <math:mtd>
                  <math:msub>
                    <math:mi>e</math:mi>
                    <math:mn>1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i>b</math:mi>
                    <math:mn>2</math:mn>
                  </math:msub>
                </math:mtd>
                <math:mtd>
                  <math:msub>
                    <math:mi>c</math:mi>
                    <math:mn>2</math:mn>
                  </math:msub>
                </math:mtd>
                <math:mtd>
                  <math:msub>
                    <math:mi>d</math:mi>
                    <math:mn>2</math:mn>
                  </math:msub>
                </math:mtd>
                <math:mtd>
                  <math:msub>
                    <math:mi>e</math:mi>
                    <math:mn>2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i>a</math:mi>
                    <math:mn>3</math:mn>
                  </math:msub>
                </math:mtd>
                <math:mtd>
                  <math:msub>
                    <math:mi>b</math:mi>
                    <math:mn>3</math:mn>
                  </math:msub>
                </math:mtd>
                <math:mtd>
                  <math:msub>
                    <math:mi>c</math:mi>
                    <math:mn>3</math:mn>
                  </math:msub>
                </math:mtd>
                <math:mtd>
                  <math:msub>
                    <math:mi>d</math:mi>
                    <math:mn>3</math:mn>
                  </math:msub>
                </math:mtd>
                <math:mtd>
                  <math:msub>
                    <math:mi>e</math:mi>
                    <math:mn>3</math:mn>
                  </math:msub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a</math:mi>
                    <math:mn>4</math:mn>
                  </math:msub>
                </math:mtd>
                <math:mtd>
                  <math:msub>
                    <math:mi>b</math:mi>
                    <math:mn>4</math:mn>
                  </math:msub>
                </math:mtd>
                <math:mtd>
                  <math:msub>
                    <math:mi>c</math:mi>
                    <math:mn>4</math:mn>
                  </math:msub>
                </math:mtd>
                <math:mtd>
                  <math:msub>
                    <math:mi>d</math:mi>
                    <math:mn>4</math:mn>
                  </math:msub>
                </math:mtd>
                <math:mtd>
                  <math:msub>
                    <math:mi>e</math:mi>
                    <math:mn>4</math:mn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sub>
                    <math:mi>a</math:mi>
                    <math:mn>5</math:mn>
                  </math:msub>
                </math:mtd>
                <math:mtd>
                  <math:msub>
                    <math:mi>b</math:mi>
                    <math:mn>5</math:mn>
                  </math:msub>
                </math:mtd>
                <math:mtd>
                  <math:msub>
                    <math:mi>c</math:mi>
                    <math:mn>5</math:mn>
                  </math:msub>
                </math:mtd>
                <math:mtd>
                  <math:msub>
                    <math:mi>d</math:mi>
                    <math:mn>5</math:mn>
                  </math:msub>
                </math:mtd>
                <math:mtd>
                  <math:msub>
                    <math:mi>e</math:mi>
                    <math:mn>5</math:mn>
                  </math:msub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row>
                    <math:mo math:stretchy="false">−</math:mo>
                    <math:mn>1</math:mn>
                  </math:mrow>
                </math:mtd>
                <math:mtd>
                  <math:mn>2</math:mn>
                </math:mtd>
                <math:mtd>
                  <math:mn>0</math:mn>
                </math:mtd>
                <math:mtd>
                  <math:mrow>
                    <math:mo math:stretchy="false">−</math:mo>
                    <math:mn>2</math:mn>
                  </math:mrow>
                </math:mtd>
                <math:mtd>
                  <math:mn>1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1</math:mn>
                </math:mtd>
                <math:mtd>
                  <math:mrow>
                    <math:mo math:stretchy="false">−</math:mo>
                    <math:mn>2</math:mn>
                  </math:mrow>
                </math:mtd>
                <math:mtd>
                  <math:mn>1</math:mn>
                </math:mtd>
                <math:mtd>
                  <math:mn>0</math:mn>
                </math:mtd>
              </math:mtr>
            </math:mtable>
          </math:mfenced>
          <math:mrow>
            <math:mfenced math:open="" math:close="">
              <math:mtable>
                <math:mtr>
                  <math:mtd>
                    <math:msub>
                      <math:mi>y</math:mi>
                      <math:mn>1</math:mn>
                    </math:msub>
                  </math:mtd>
                </math:mtr>
                <math:mtr>
                  <math:mtd>
                    <math:msub>
                      <math:mi>y</math:mi>
                      <math:mn>2</math:mn>
                    </math:msub>
                  </math:mtd>
                </math:mtr>
                <math:mtr>
                  <math:mtd>
                    <math:msub>
                      <math:mi>y</math:mi>
                      <math:mn>3</math:mn>
                    </math:msub>
                  </math:mtd>
                </math:mtr>
                <math:mtr>
                  <math:mtd>
                    <math:msub>
                      <math:mi>y</math:mi>
                      <math:mn>4</math:mn>
                    </math:msub>
                  </math:mtd>
                </math:mtr>
                <math:mtr>
                  <math:mtd>
                    <math:msub>
                      <math:mi>y</math:mi>
                      <math:mn>5</math:mn>
                    </math:msub>
                  </math:mtd>
                </math:mtr>
                <math:mtr>
                  <math:mtd>
                    <math:msub>
                      <math:mi>y</math:mi>
                      <math:mn>6</math:mn>
                    </math:msub>
                  </math:mtd>
                </math:mtr>
                <math:mtr>
                  <math:mtd>
                    <math:msub>
                      <math:mi>y</math:mi>
                      <math:mn>7</math:mn>
                    </math:msub>
                  </math:mtd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td>
                    <math:msub>
                      <math:mi>f</math:mi>
                      <math:mn>1</math:mn>
                    </math:msub>
                  </math:mtd>
                </math:mtr>
                <math:mtr>
                  <math:mtd>
                    <math:msub>
                      <math:mi>f</math:mi>
                      <math:mn>2</math:mn>
                    </math:msub>
                  </math:mtd>
                </math:mtr>
                <math:mtr>
                  <math:mtd>
                    <math:msub>
                      <math:mi>f</math:mi>
                      <math:mn>3</math:mn>
                    </math:msub>
                  </math:mtd>
                </math:mtr>
                <math:mtr>
                  <math:mtd>
                    <math:msub>
                      <math:mi>f</math:mi>
                      <math:mn>4</math:mn>
                    </math:msub>
                  </math:mtd>
                </math:mtr>
                <math:mtr>
                  <math:mtd>
                    <math:msub>
                      <math:mi>f</math:mi>
                      <math:mn>5</math:mn>
                    </math:msub>
                  </math:mtd>
                </math:mtr>
                <math:mtr>
                  <math:mtd>
                    <math:mn>0</math:mn>
                  </math:mtd>
                </math:mtr>
                <math:mtr>
                  <math:mtd>
                    <math:mn>0</math:mn>
                  </math:mtd>
                </math:mtr>
              </math:mtable>
            </math:mfenced>
          </math:mrow>
        </math:mrow>
      </math:mrow>
    </math:mstyle>
    <math:annotation math:encoding="StarMath 5.0">size 30 {left( matrix{a_{1}+c_{1} # d_{1} # e_{1}# 0 # 0 # 0# 0## b_{2} # c_{2} # d_{2} #e_{2} # 0# 0 # 0##a_{3}  # b_{3} # c_{3} #d_{3} # e_{3}# 0# 0##0  # a_{4} # b_{4} # c_{4}  # d_{4}# e_{4}# 0##0  # 0 # a_{5} # b_{5} # c_{5} # d_{5}# e_{5}##0  # 0 # -1 # 2 # 0 # -2# 1 ##0  # 0 # 0 # 1 # -2 # 1# 0} right)left(matrix{ y_{1} ## y_{2} ## y_{3} ## y_{4}## y_{5} ## y_{6}## y_{7}} right) = left( matrix{f_{1} ## f_{2} ## f_{3} ## f_{4} ## f_{5} ## 0 ## 0} right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sub>
            <math:mi>a</math:mi>
            <math:mi>i</math:mi>
          </math:msub>
          <math:mrow>
            <math:msub>
              <math:mi>y</math:mi>
              <math:mrow>
                <math:mi>i</math:mi>
                <math:mo math:stretchy="false">−</math:mo>
                <math:mn>2</math:mn>
              </math:mrow>
            </math:msub>
            <math:mo math:stretchy="false">+</math:mo>
            <math:msub>
              <math:mi>b</math:mi>
              <math:mi>i</math:mi>
            </math:msub>
          </math:mrow>
          <math:mrow>
            <math:msub>
              <math:mi>y</math:mi>
              <math:mrow>
                <math:mi>i</math:mi>
                <math:mo math:stretchy="false">−</math:mo>
                <math:mn>1</math:mn>
              </math:mrow>
            </math:msub>
            <math:mo math:stretchy="false">+</math:mo>
            <math:msub>
              <math:mi>c</math:mi>
              <math:mi>i</math:mi>
            </math:msub>
          </math:mrow>
          <math:mrow>
            <math:msub>
              <math:mi>y</math:mi>
              <math:mi>i</math:mi>
            </math:msub>
            <math:mo math:stretchy="false">+</math:mo>
            <math:msub>
              <math:mi>d</math:mi>
              <math:mi>i</math:mi>
            </math:msub>
          </math:mrow>
          <math:mrow>
            <math:msub>
              <math:mi>y</math:mi>
              <math:mrow>
                <math:mi>i</math:mi>
                <math:mo math:stretchy="false">+</math:mo>
                <math:mn>1</math:mn>
              </math:mrow>
            </math:msub>
            <math:mo math:stretchy="false">+</math:mo>
            <math:msub>
              <math:mi>e</math:mi>
              <math:mi>i</math:mi>
            </math:msub>
          </math:mrow>
          <math:mrow>
            <math:msub>
              <math:mi>y</math:mi>
              <math:mrow>
                <math:mi>i</math:mi>
                <math:mo math:stretchy="false">+</math:mo>
                <math:mn>2</math:mn>
              </math:mrow>
            </math:msub>
            <math:mo math:stretchy="false">=</math:mo>
            <math:msub>
              <math:mi>f</math:mi>
              <math:mi>i</math:mi>
            </math:msub>
          </math:mrow>
          <math:mi/>
          <math:mrow>
            <math:mi>i</math:mi>
            <math:mo math:stretchy="false">=</math:mo>
            <math:mn>1,2,</math:mn>
          </math:mrow>
          <math:mo math:stretchy="false">⋯</math:mo>
          <math:mi>,</math:mi>
          <math:mi>N</math:mi>
        </math:mrow>
      </math:mrow>
    </math:mstyle>
    <math:annotation math:encoding="StarMath 5.0">size 30{a_{i}y_{i-2}+b_{i}y_{i-1}+c_{i}y_{i}+d_{i}y_{i+1}+e_{i}y_{i+2}= f_{i}~~~~i=1,2,dotsaxis ,N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(</math:mo>
            <math:mrow>
              <math:msub>
                <math:mi>a</math:mi>
                <math:mn>1</math:mn>
              </math:msub>
              <math:mo math:stretchy="false">+</math:mo>
              <math:msub>
                <math:mi>c</math:mi>
                <math:mn>1</math:mn>
              </math:msub>
            </math:mrow>
            <math:mo math:stretchy="false">)</math:mo>
          </math:mrow>
          <math:mrow>
            <math:msub>
              <math:mi>y</math:mi>
              <math:mn>1</math:mn>
            </math:msub>
            <math:mo math:stretchy="false">+</math:mo>
            <math:msub>
              <math:mi>d</math:mi>
              <math:mn>1</math:mn>
            </math:msub>
          </math:mrow>
          <math:mrow>
            <math:msub>
              <math:mi>y</math:mi>
              <math:mn>2</math:mn>
            </math:msub>
            <math:mo math:stretchy="false">+</math:mo>
            <math:msub>
              <math:mi>e</math:mi>
              <math:mn>1</math:mn>
            </math:msub>
          </math:mrow>
          <math:mrow>
            <math:msub>
              <math:mi>y</math:mi>
              <math:mn>3</math:mn>
            </math:msub>
            <math:mo math:stretchy="false">=</math:mo>
            <math:msub>
              <math:mi>f</math:mi>
              <math:mn>1</math:mn>
            </math:msub>
          </math:mrow>
        </math:mrow>
      </math:mrow>
    </math:mstyle>
    <math:annotation math:encoding="StarMath 5.0">size 35{(a_{1}+c_{1})y_{1}+d_{1}y_{2}+e_{1}y_{3}=f_{1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o math:stretchy="false">φ</math:mo>
              <math:mi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tr>
      <math:mtr/>
      <math:mtr>
        <math:mstyle math:fontsize="35pt">
          <math:mrow>
            <math:mrow>
              <math:mo math:stretchy="false">φ</math:mo>
              <math:mi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1</math:mn>
              </math:mrow>
            </math:mrow>
          </math:mrow>
        </math:mstyle>
      </math:mtr>
    </math:mtable>
    <math:annotation math:encoding="StarMath 5.0">size 35{%phi'(0)=0}
newline
newline
size 35{%phi'(0)=1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fenced math:open="" math:close="">
            <math:mtable>
              <math:mtr>
                <math:mtd>
                  <math:msub>
                    <math:mi>a</math:mi>
                    <math:mn>1,1</math:mn>
                  </math:msub>
                </math:mtd>
                <math:mtd>
                  <math:msub>
                    <math:mi>a</math:mi>
                    <math:mn>1,2</math:mn>
                  </math:msub>
                </math:mtd>
                <math:mtd>
                  <math:msub>
                    <math:mi>a</math:mi>
                    <math:mn>1,3</math:mn>
                  </math:msub>
                </math:mtd>
              </math:mtr>
              <math:mtr>
                <math:mtd>
                  <math:msub>
                    <math:mi>a</math:mi>
                    <math:mn>1,2</math:mn>
                  </math:msub>
                </math:mtd>
                <math:mtd>
                  <math:msub>
                    <math:mi>a</math:mi>
                    <math:mn>2,2</math:mn>
                  </math:msub>
                </math:mtd>
                <math:mtd>
                  <math:msub>
                    <math:mi>a</math:mi>
                    <math:mn>2,3</math:mn>
                  </math:msub>
                </math:mtd>
              </math:mtr>
              <math:mtr>
                <math:mtd>
                  <math:msub>
                    <math:mi>a</math:mi>
                    <math:mn>3,1</math:mn>
                  </math:msub>
                </math:mtd>
                <math:mtd>
                  <math:msub>
                    <math:mi>a</math:mi>
                    <math:mn>3,2</math:mn>
                  </math:msub>
                </math:mtd>
                <math:mtd>
                  <math:msub>
                    <math:mi>a</math:mi>
                    <math:mn>3,3</math:mn>
                  </math:msub>
                </math:mtd>
              </math:mtr>
            </math:mtable>
          </math:mfenced>
          <math:mrow>
            <math:mfenced math:open="" math:close="">
              <math:mtable>
                <math:mtr>
                  <math:mtd>
                    <math:mn>1</math:mn>
                  </math:mtd>
                  <math:mtd>
                    <math:mn>0</math:mn>
                  </math:mtd>
                  <math:mtd>
                    <math:mn>0</math:mn>
                  </math:mtd>
                </math:mtr>
                <math:mtr>
                  <math:mtd>
                    <math:msub>
                      <math:mi>l</math:mi>
                      <math:mn>2,1</math:mn>
                    </math:msub>
                  </math:mtd>
                  <math:mtd>
                    <math:mn>1</math:mn>
                  </math:mtd>
                  <math:mtd>
                    <math:mn>0</math:mn>
                  </math:mtd>
                </math:mtr>
                <math:mtr>
                  <math:mtd>
                    <math:msub>
                      <math:mi>l</math:mi>
                      <math:mn>3,1</math:mn>
                    </math:msub>
                  </math:mtd>
                  <math:mtd>
                    <math:msub>
                      <math:mi>l</math:mi>
                      <math:mn>3,2</math:mn>
                    </math:msub>
                  </math:mtd>
                  <math:mtd>
                    <math:mn>1</math:mn>
                  </math:mtd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td>
                    <math:msub>
                      <math:mi>u</math:mi>
                      <math:mn>1,1</math:mn>
                    </math:msub>
                  </math:mtd>
                  <math:mtd>
                    <math:msub>
                      <math:mi>u</math:mi>
                      <math:mn>1,2</math:mn>
                    </math:msub>
                  </math:mtd>
                  <math:mtd>
                    <math:msub>
                      <math:mi>u</math:mi>
                      <math:mn>1,3</math:mn>
                    </math:msub>
                  </math:mtd>
                </math:mtr>
                <math:mtr>
                  <math:mtd>
                    <math:mn>0</math:mn>
                  </math:mtd>
                  <math:mtd>
                    <math:msub>
                      <math:mi>u</math:mi>
                      <math:mn>2,2</math:mn>
                    </math:msub>
                  </math:mtd>
                  <math:mtd>
                    <math:msub>
                      <math:mi>u</math:mi>
                      <math:mn>2,3</math:mn>
                    </math:msub>
                  </math:mtd>
                </math:mtr>
                <math:mtr>
                  <math:mtd>
                    <math:mn>0</math:mn>
                  </math:mtd>
                  <math:mtd>
                    <math:mn>0</math:mn>
                  </math:mtd>
                  <math:mtd>
                    <math:msub>
                      <math:mi>u</math:mi>
                      <math:mn>3,3</math:mn>
                    </math:msub>
                  </math:mtd>
                </math:mtr>
              </math:mtable>
            </math:mfenced>
          </math:mrow>
        </math:mrow>
      </math:mrow>
    </math:mstyle>
    <math:annotation math:encoding="StarMath 5.0">size 35{left( matrix{a_{1,1} # a_{1,2} # a_{1,3}## a_{1,2} # a_{2,2} # a_{2,3} ##a_{3,1}  # a_{3,2} # a_{3,3}} right) left(matrix{ 1 # 0 # 0 ## l_{2,1} # 1 # 0 ## l_{3,1} # l_{3,2} # 1} right) = left( matrix{u_{1,1} # u_{1,2} # u_{1,3} ## 0 # u_{2,2} # u_{2,3} ## 0 # 0 # u_{3,3}} right)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fenced math:open="" math:close="">
            <math:mtable>
              <math:mtr>
                <math:mtd>
                  <math:msub>
                    <math:mi>B</math:mi>
                    <math:mn>1</math:mn>
                  </math:msub>
                </math:mtd>
                <math:mtd>
                  <math:msub>
                    <math:mi>C</math:mi>
                    <math:mn>1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sub>
                    <math:mi>A</math:mi>
                    <math:mn>2</math:mn>
                  </math:msub>
                </math:mtd>
                <math:mtd>
                  <math:msub>
                    <math:mi>B</math:mi>
                    <math:mn>2</math:mn>
                  </math:msub>
                </math:mtd>
                <math:mtd>
                  <math:msub>
                    <math:mi>C</math:mi>
                    <math:mn>2</math:mn>
                  </math:msub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A</math:mi>
                    <math:mn>3</math:mn>
                  </math:msub>
                </math:mtd>
                <math:mtd>
                  <math:msub>
                    <math:mi>B</math:mi>
                    <math:mn>3</math:mn>
                  </math:msub>
                </math:mtd>
                <math:mtd>
                  <math:msub>
                    <math:mi>C</math:mi>
                    <math:mn>3</math:mn>
                  </math:msub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o math:stretchy="false">⋱</math:mo>
                </math:mtd>
                <math:mtd>
                  <math:mn>0</math:mn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n>0</math:mn>
                </math:mtd>
                <math:mtd>
                  <math:msub>
                    <math:mi>A</math:mi>
                    <math:mi>n</math:mi>
                  </math:msub>
                </math:mtd>
                <math:mtd>
                  <math:msub>
                    <math:mi>B</math:mi>
                    <math:mi>n</math:mi>
                  </math:msub>
                </math:mtd>
              </math:mtr>
            </math:mtable>
          </math:mfenced>
          <math:mrow>
            <math:mfenced math:open="" math:close="">
              <math:mtable>
                <math:mtr>
                  <math:mtd>
                    <math:msub>
                      <math:mo math:stretchy="false">φ</math:mo>
                      <math:mn>1</math:mn>
                    </math:msub>
                  </math:mtd>
                </math:mtr>
                <math:mtr>
                  <math:mtd>
                    <math:msub>
                      <math:mo math:stretchy="false">φ</math:mo>
                      <math:mn>2</math:mn>
                    </math:msub>
                  </math:mtd>
                </math:mtr>
                <math:mtr>
                  <math:mtd>
                    <math:msub>
                      <math:mo math:stretchy="false">φ</math:mo>
                      <math:mn>3</math:mn>
                    </math:msub>
                  </math:mtd>
                </math:mtr>
                <math:mtr>
                  <math:mtd>
                    <math:mo math:stretchy="false">⋱</math:mo>
                  </math:mtd>
                </math:mtr>
                <math:mtr>
                  <math:mtd>
                    <math:msub>
                      <math:mo math:stretchy="false">φ</math:mo>
                      <math:mi>N</math:mi>
                    </math:msub>
                  </math:mtd>
                </math:mtr>
              </math:mtable>
            </math:mfenced>
            <math:mo math:stretchy="false">=</math:mo>
            <math:mfenced math:open="" math:close="">
              <math:mtable>
                <math:mtr>
                  <math:mtd>
                    <math:msub>
                      <math:mi>D</math:mi>
                      <math:mn>1</math:mn>
                    </math:msub>
                  </math:mtd>
                </math:mtr>
                <math:mtr>
                  <math:mtd>
                    <math:msub>
                      <math:mi>D</math:mi>
                      <math:mn>2</math:mn>
                    </math:msub>
                  </math:mtd>
                </math:mtr>
                <math:mtr>
                  <math:mtd>
                    <math:msub>
                      <math:mi>D</math:mi>
                      <math:mn>3</math:mn>
                    </math:msub>
                  </math:mtd>
                </math:mtr>
                <math:mtr>
                  <math:mtd>
                    <math:mo math:stretchy="false">⋱</math:mo>
                  </math:mtd>
                </math:mtr>
                <math:mtr>
                  <math:mtd>
                    <math:msub>
                      <math:mi>D</math:mi>
                      <math:mi>N</math:mi>
                    </math:msub>
                  </math:mtd>
                </math:mtr>
              </math:mtable>
            </math:mfenced>
          </math:mrow>
        </math:mrow>
      </math:mrow>
    </math:mstyle>
    <math:annotation math:encoding="StarMath 5.0">size 20 {left( matrix{B_{1} # C_{1} # 0# 0 # 0 # 0## A_{2} # B_{2} # C_{2} #0 # 0# 0 ##0  # A_{3} # B_{3} #C_{3} # 0# 0##0  # 0 # 0 # dotsdown  # 0# 0##0  # 0 # 0 # 0  # A_{n}# B_{n}} right)left(matrix{ %phi_{1} ## %phi_{2} ## %phi_{3} ## dotsdown ## %phi_{N}} right) = left( matrix{D_{1} ## D_{2} ## D_{3} ## dotsdown ## D_{N}} right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o math:stretchy="false">φ</math:mo>
          <math:mi>'</math:mi>
          <math:mrow>
            <math:mrow>
              <math:mo math:stretchy="false">(</math:mo>
              <math:mn>0</math:mn>
              <math:mo math:stretchy="false">)</math:mo>
            </math:mrow>
            <math:mo math:stretchy="false">+</math:mo>
            <math:mo math:stretchy="false">α</math:mo>
          </math:mrow>
          <math:mo math:stretchy="false">φ</math:mo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o math:stretchy="false">β</math:mo>
          </math:mrow>
        </math:mrow>
      </math:mrow>
    </math:mstyle>
    <math:annotation math:encoding="StarMath 5.0">size 35{%phi'(0) + %alpha %phi(0)= %beta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−</math:mo>
            <math:mfrac>
              <math:mn>1</math:mn>
              <math:msup>
                <math:mi>r</math:mi>
                <math:mi>m</math:mi>
              </math:msup>
            </math:mfrac>
          </math:mrow>
          <math:mfrac>
            <math:mi>d</math:mi>
            <math:mi math:fontstyle="italic">dr</math:mi>
          </math:mfrac>
          <math:mi>p</math:mi>
          <math:mrow>
            <math:mo math:stretchy="false">(</math:mo>
            <math:mi>r</math:mi>
            <math:mo math:stretchy="false">)</math:mo>
          </math:mrow>
          <math:msup>
            <math:mi>r</math:mi>
            <math:mi>m</math:mi>
          </math:msup>
          <math:mfrac>
            <math:mi>d</math:mi>
            <math:mi math:fontstyle="italic">dr</math:mi>
          </math:mfrac>
          <math:mo math:stretchy="false">φ</math:mo>
          <math:mrow>
            <math:mrow>
              <math:mo math:stretchy="false">(</math:mo>
              <math:mi>r</math:mi>
              <math:mo math:stretchy="false">)</math:mo>
            </math:mrow>
            <math:mo math:stretchy="false">+</math:mo>
            <math:mi>q</math:mi>
          </math:mrow>
          <math:mrow>
            <math:mo math:stretchy="false">(</math:mo>
            <math:mi>r</math:mi>
            <math:mo math:stretchy="false">)</math:mo>
          </math:mrow>
          <math:mo math:stretchy="false">φ</math:mo>
          <math:mrow>
            <math:mrow>
              <math:mo math:stretchy="false">(</math:mo>
              <math:mi>r</math:mi>
              <math:mo math:stretchy="false">)</math:mo>
            </math:mrow>
            <math:mo math:stretchy="false">=</math:mo>
            <math:mi>S</math:mi>
          </math:mrow>
          <math:mrow>
            <math:mo math:stretchy="false">(</math:mo>
            <math:mi>r</math:mi>
            <math:mo math:stretchy="false">)</math:mo>
          </math:mrow>
        </math:mrow>
      </math:mrow>
    </math:mstyle>
    <math:annotation math:encoding="StarMath 5.0">size 35{- {1 over r^{m}} d over dr p(r)r^{m} d over dr %phi (r)+q(r) %phi(r) = S(r)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frac>
            <math:msup>
              <math:mi>d</math:mi>
              <math:mn>2</math:mn>
            </math:msup>
            <math:msup>
              <math:mi math:fontstyle="italic">dx</math:mi>
              <math:mn>2</math:mn>
            </math:msup>
          </math:mfrac>
          <math:mrow>
            <math:mfenced math:open="" math:close="">
              <math:mrow>
                <math:mi math:fontstyle="italic">EI</math:mi>
                <math:mfrac>
                  <math:msup>
                    <math:mi>d</math:mi>
                    <math:mn>2</math:mn>
                  </math:msup>
                  <math:msup>
                    <math:mi math:fontstyle="italic">dx</math:mi>
                    <math:mn>2</math:mn>
                  </math:msup>
                </math:mfrac>
                <math:mi>y</math:mi>
              </math:mrow>
            </math:mfenced>
            <math:mo math:stretchy="false">=</math:mo>
            <math:mi>P</math:mi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d^{2} over dx^{2} left(EI d^{2} over dx^{2}y right)=P(x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i math:fontstyle="italic">EI</math:mi>
            <math:mi>i</math:mi>
          </math:msub>
          <math:mrow>
            <math:msubsup>
              <math:mi>y</math:mi>
              <math:mi>i</math:mi>
              <math:mrow>
                <math:mi>'</math:mi>
                <math:mi>'</math:mi>
                <math:mi>'</math:mi>
                <math:mi>'</math:mi>
              </math:mrow>
            </math:msubsup>
            <math:mo math:stretchy="false">+</math:mo>
            <math:msubsup>
              <math:mn>2EI</math:mn>
              <math:mi>i</math:mi>
              <math:mi>'</math:mi>
            </math:msubsup>
          </math:mrow>
          <math:mrow>
            <math:msubsup>
              <math:mi>y</math:mi>
              <math:mi>i</math:mi>
              <math:mrow>
                <math:mi>'</math:mi>
                <math:mi>'</math:mi>
                <math:mi>'</math:mi>
              </math:mrow>
            </math:msubsup>
            <math:mo math:stretchy="false">+</math:mo>
            <math:mi math:fontstyle="italic">EI</math:mi>
          </math:mrow>
          <math:msub>
            <math:mrow>
              <math:mi>'</math:mi>
              <math:mi>'</math:mi>
            </math:mrow>
            <math:mi>i</math:mi>
          </math:msub>
          <math:mrow>
            <math:msubsup>
              <math:mi>y</math:mi>
              <math:mi>i</math:mi>
              <math:mrow>
                <math:mi>'</math:mi>
                <math:mi>'</math:mi>
              </math:mrow>
            </math:msubsup>
            <math:mo math:stretchy="false">=</math:mo>
            <math:mi>P</math:mi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EI_{i}y^{''''}_{i}+2EI^{'}_{i}y^{'''}_{i}+EI{''}_{i}y^{''}_{i}=P(x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sup>
                <math:mi>y</math:mi>
                <math:mrow>
                  <math:mi>'</math:mi>
                  <math:mi>'</math:mi>
                  <math:mi>'</math:mi>
                  <math:mi>'</math:mi>
                </math:mrow>
              </math:m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row>
                          <math:mrow>
                            <math:msub>
                              <math:mi>y</math:mi>
                              <math:mrow>
                                <math:mi>i</math:mi>
                                <math:mo math:stretchy="false">−</math:mo>
                                <math:mn>2</math:mn>
                              </math:mrow>
                            </math:msub>
                            <math:mo math:stretchy="false">−</math:mo>
                            <math:msub>
                              <math:mn>4y</math:mn>
                              <math:mrow>
                                <math:mi>i</math:mi>
                                <math:mo math:stretchy="false">−</math:mo>
                                <math:mn>1</math:mn>
                              </math:mrow>
                            </math:msub>
                          </math:mrow>
                          <math:mo math:stretchy="false">+</math:mo>
                          <math:msub>
                            <math:mn>6y</math:mn>
                            <math:mi>i</math:mi>
                          </math:msub>
                        </math:mrow>
                        <math:mo math:stretchy="false">−</math:mo>
                        <math:msub>
                          <math:mn>4y</math:mn>
                          <math:mrow>
                            <math:mi>i</math:mi>
                            <math:mo math:stretchy="false">+</math:mo>
                            <math:mn>1</math:mn>
                          </math:mrow>
                        </math:msub>
                      </math:mrow>
                      <math:mo math:stretchy="false">+</math:mo>
                      <math:msub>
                        <math:mi>y</math:mi>
                        <math:mrow>
                          <math:mi>i</math:mi>
                          <math:mo math:stretchy="false">+</math:mo>
                          <math:mn>2</math:mn>
                        </math:mrow>
                      </math:msub>
                    </math:mrow>
                    <math:mo math:stretchy="false">)</math:mo>
                  </math:mrow>
                  <math:msup>
                    <math:mi>h</math:mi>
                    <math:mn>4</math:mn>
                  </math:msup>
                </math:mfrac>
              </math:mrow>
            </math:mrow>
          </math:mrow>
        </math:mstyle>
      </math:mtr>
      <math:mtr/>
      <math:mtr>
        <math:mstyle math:fontsize="35pt">
          <math:mrow>
            <math:mrow>
              <math:msup>
                <math:mi>y</math:mi>
                <math:mrow>
                  <math:mi>'</math:mi>
                  <math:mi>'</math:mi>
                  <math:mi>'</math:mi>
                </math:mrow>
              </math:m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row>
                          <math:mrow>
                            <math:mo math:stretchy="false">−</math:mo>
                            <math:msub>
                              <math:mi>y</math:mi>
                              <math:mrow>
                                <math:mi>i</math:mi>
                                <math:mo math:stretchy="false">−</math:mo>
                                <math:mn>2</math:mn>
                              </math:mrow>
                            </math:msub>
                          </math:mrow>
                          <math:mo math:stretchy="false">+</math:mo>
                          <math:msub>
                            <math:mn>2y</math:mn>
                            <math:mrow>
                              <math:mi>i</math:mi>
                              <math:mo math:stretchy="false">−</math:mo>
                              <math:mn>1</math:mn>
                            </math:mrow>
                          </math:msub>
                        </math:mrow>
                        <math:mo math:stretchy="false">−</math:mo>
                        <math:msub>
                          <math:mn>2y</math:mn>
                          <math:mrow>
                            <math:mi>i</math:mi>
                            <math:mo math:stretchy="false">+</math:mo>
                            <math:mn>1</math:mn>
                          </math:mrow>
                        </math:msub>
                      </math:mrow>
                      <math:mo math:stretchy="false">+</math:mo>
                      <math:msub>
                        <math:mi>y</math:mi>
                        <math:mrow>
                          <math:mi>i</math:mi>
                          <math:mo math:stretchy="false">+</math:mo>
                          <math:mn>2</math:mn>
                        </math:mrow>
                      </math:msub>
                    </math:mrow>
                    <math:mo math:stretchy="false">)</math:mo>
                  </math:mrow>
                  <math:msup>
                    <math:mn>2h</math:mn>
                    <math:mn>3</math:mn>
                  </math:msup>
                </math:mfrac>
              </math:mrow>
            </math:mrow>
          </math:mrow>
        </math:mstyle>
      </math:mtr>
      <math:mtr/>
      <math:mtr>
        <math:mstyle math:fontsize="35pt">
          <math:mrow>
            <math:mrow>
              <math:msup>
                <math:mi>y</math:mi>
                <math:mrow>
                  <math:mi>'</math:mi>
                  <math:mi>'</math:mi>
                </math:mrow>
              </math:msup>
              <math:mo math:stretchy="false">=</math:mo>
              <math:mrow>
                <math:mfrac>
                  <math:mrow>
                    <math:mo math:stretchy="false">(</math:mo>
                    <math:mrow>
                      <math:mrow>
                        <math:mrow>
                          <math:mo math:stretchy="false">−</math:mo>
                          <math:msub>
                            <math:mi>y</math:mi>
                            <math:mrow>
                              <math:mi>i</math:mi>
                              <math:mo math:stretchy="false">−</math:mo>
                              <math:mn>1</math:mn>
                            </math:mrow>
                          </math:msub>
                        </math:mrow>
                        <math:mo math:stretchy="false">−</math:mo>
                        <math:msub>
                          <math:mn>2y</math:mn>
                          <math:mi>i</math:mi>
                        </math:msub>
                      </math:mrow>
                      <math:mo math:stretchy="false">+</math:mo>
                      <math:msub>
                        <math:mi>y</math:mi>
                        <math:mrow>
                          <math:mi>i</math:mi>
                          <math:mo math:stretchy="false">+</math:mo>
                          <math:mn>1</math:mn>
                        </math:mrow>
                      </math:msub>
                    </math:mrow>
                    <math:mo math:stretchy="false">)</math:mo>
                  </math:mrow>
                  <math:msup>
                    <math:mi>h</math:mi>
                    <math:mn>2</math:mn>
                  </math:msup>
                </math:mfrac>
              </math:mrow>
            </math:mrow>
          </math:mrow>
        </math:mstyle>
      </math:mtr>
    </math:mtable>
    <math:annotation math:encoding="StarMath 5.0">size 35 {y^{''''} = {alignc{(y_{i-2}- 4y_{i-1}+6y_{i}-4y_{i+1}+y_{i+2}) over h^{4}}}}
newline
newline
size 35 {y^{'''} = {alignc{(-y_{i-2}+ 2y_{i-1}-2y_{i+1}+y_{i+2}) over 2h^{3}}}}
newline
newline
size 35 {y^{''} = {alignc{(-y_{i-1}-2y_{i}+y_{i+1}) over h^{2}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sup>
                <math:mi>y</math:mi>
                <math:mrow>
                  <math:mi>'</math:mi>
                  <math:mi>'</math:mi>
                  <math:mi>'</math:mi>
                </math:mrow>
              </math:msup>
              <math:mo math:stretchy="false">=</math:mo>
              <math:mrow>
                <math:mrow>
                  <math:mfrac>
                    <math:mrow>
                      <math:mo math:stretchy="false">(</math:mo>
                      <math:mrow>
                        <math:mrow>
                          <math:mrow>
                            <math:mrow>
                              <math:mo math:stretchy="false">−</math:mo>
                              <math:msub>
                                <math:mi>y</math:mi>
                                <math:mrow>
                                  <math:mi>N</math:mi>
                                  <math:mo math:stretchy="false">−</math:mo>
                                  <math:mn>2</math:mn>
                                </math:mrow>
                              </math:msub>
                            </math:mrow>
                            <math:mo math:stretchy="false">+</math:mo>
                            <math:msub>
                              <math:mn>2y</math:mn>
                              <math:mrow>
                                <math:mi>N</math:mi>
                                <math:mo math:stretchy="false">−</math:mo>
                                <math:mn>1</math:mn>
                              </math:mrow>
                            </math:msub>
                          </math:mrow>
                          <math:mo math:stretchy="false">−</math:mo>
                          <math:msub>
                            <math:mn>2y</math:mn>
                            <math:mrow>
                              <math:mi>N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+</math:mo>
                        <math:msub>
                          <math:mi>y</math:mi>
                          <math:mrow>
                            <math:mi>N</math:mi>
                            <math:mo math:stretchy="false">+</math:mo>
                            <math:mn>2</math:mn>
                          </math:mrow>
                        </math:msub>
                      </math:mrow>
                      <math:mo math:stretchy="false">)</math:mo>
                    </math:mrow>
                    <math:msup>
                      <math:mn>2h</math:mn>
                      <math:mn>3</math:mn>
                    </math:msup>
                  </math:mfrac>
                  <math:mo math:stretchy="false">=</math:mo>
                  <math:mn>0</math:mn>
                </math:mrow>
              </math:mrow>
            </math:mrow>
          </math:mrow>
        </math:mstyle>
      </math:mtr>
      <math:mtr/>
      <math:mtr/>
      <math:mtr>
        <math:mstyle math:fontsize="30pt">
          <math:mrow>
            <math:mrow>
              <math:msup>
                <math:mi>y</math:mi>
                <math:mrow>
                  <math:mi>'</math:mi>
                  <math:mi>'</math:mi>
                </math:mrow>
              </math:msup>
              <math:mo math:stretchy="false">=</math:mo>
              <math:mrow>
                <math:mrow>
                  <math:mfrac>
                    <math:mrow>
                      <math:mo math:stretchy="false">(</math:mo>
                      <math:mrow>
                        <math:mrow>
                          <math:mrow>
                            <math:mo math:stretchy="false">−</math:mo>
                            <math:msub>
                              <math:mi>y</math:mi>
                              <math:mrow>
                                <math:mi>N</math:mi>
                                <math:mo math:stretchy="false">−</math:mo>
                                <math:mn>1</math:mn>
                              </math:mrow>
                            </math:msub>
                          </math:mrow>
                          <math:mo math:stretchy="false">−</math:mo>
                          <math:msub>
                            <math:mn>2y</math:mn>
                            <math:mi>N</math:mi>
                          </math:msub>
                        </math:mrow>
                        <math:mo math:stretchy="false">+</math:mo>
                        <math:msub>
                          <math:mi>y</math:mi>
                          <math:mrow>
                            <math:mi>N</math:mi>
                            <math:mo math:stretchy="false">+</math:mo>
                            <math:mn>1</math:mn>
                          </math:mrow>
                        </math:msub>
                      </math:mrow>
                      <math:mo math:stretchy="false">)</math:mo>
                    </math:mrow>
                    <math:msup>
                      <math:mi>h</math:mi>
                      <math:mn>2</math:mn>
                    </math:msup>
                  </math:mfrac>
                  <math:mo math:stretchy="false">=</math:mo>
                  <math:mn>0</math:mn>
                </math:mrow>
              </math:mrow>
            </math:mrow>
          </math:mrow>
        </math:mstyle>
      </math:mtr>
    </math:mtable>
    <math:annotation math:encoding="StarMath 5.0">size 30 {y^{'''} = {alignc{(-y_{N-2}+ 2y_{N-1}-2y_{N+1}+y_{N+2}) over 2h^{3} = 0}} }
newline
newline
newline
size 30 {y^{''} = {alignc{(-y_{N-1}-2y_{N}+y_{N+1}) over h^{2} = 0}}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sub>
            <math:mi>a</math:mi>
            <math:mn>1</math:mn>
          </math:msub>
          <math:mrow>
            <math:msub>
              <math:mi>y</math:mi>
              <math:mrow>
                <math:mo math:stretchy="false">−</math:mo>
                <math:mn>1</math:mn>
              </math:mrow>
            </math:msub>
            <math:mo math:stretchy="false">+</math:mo>
            <math:msub>
              <math:mi>b</math:mi>
              <math:mn>1</math:mn>
            </math:msub>
          </math:mrow>
          <math:mrow>
            <math:msub>
              <math:mi>y</math:mi>
              <math:mn>0</math:mn>
            </math:msub>
            <math:mo math:stretchy="false">+</math:mo>
            <math:msub>
              <math:mi>c</math:mi>
              <math:mn>1</math:mn>
            </math:msub>
          </math:mrow>
          <math:mrow>
            <math:msub>
              <math:mi>y</math:mi>
              <math:mn>1</math:mn>
            </math:msub>
            <math:mo math:stretchy="false">+</math:mo>
            <math:msub>
              <math:mi>d</math:mi>
              <math:mn>1</math:mn>
            </math:msub>
          </math:mrow>
          <math:mrow>
            <math:msub>
              <math:mi>y</math:mi>
              <math:mn>2</math:mn>
            </math:msub>
            <math:mo math:stretchy="false">+</math:mo>
            <math:msub>
              <math:mi>e</math:mi>
              <math:mn>1</math:mn>
            </math:msub>
          </math:mrow>
          <math:mrow>
            <math:msub>
              <math:mi>y</math:mi>
              <math:mn>3</math:mn>
            </math:msub>
            <math:mo math:stretchy="false">=</math:mo>
            <math:msub>
              <math:mi>f</math:mi>
              <math:mn>1</math:mn>
            </math:msub>
          </math:mrow>
        </math:mrow>
      </math:mrow>
    </math:mstyle>
    <math:annotation math:encoding="StarMath 5.0">size 30 {a_{1}y_{-1}+b_{1}y_{0}+c_{1}y_{1}+d_{1}y_{2}+e_{1}y_{3}= f_{1}}</math:annotation>
  </math:semantics>
</math:math>
</file>